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Project Planning &amp; Feature Roadmap</text:span></text:h>
      <text:h text:style-name="Heading_20_4" text:outline-level="4">Define Key Features</text:h>
      <text:p text:style-name="Text_20_body">Identify and prioritize features essential for a school management system. Some key features might include:</text:p>
      <text:list xml:id="list4203053590" text:style-name="L1">
        <text:list-item>
          <text:p text:style-name="P4"><text:span text:style-name="Strong_20_Emphasis">User Authentication</text:span> (Students, Teachers, Admins)</text:p>
        </text:list-item>
        <text:list-item>
          <text:p text:style-name="P4"><text:span text:style-name="Strong_20_Emphasis">Attendance Management</text:span></text:p>
        </text:list-item>
        <text:list-item>
          <text:p text:style-name="P4"><text:span text:style-name="Strong_20_Emphasis">Student Information System</text:span> (Profiles, Grades, Reports)</text:p>
        </text:list-item>
        <text:list-item>
          <text:p text:style-name="P4"><text:span text:style-name="Strong_20_Emphasis">Class Scheduling</text:span></text:p>
        </text:list-item>
        <text:list-item>
          <text:p text:style-name="P4"><text:span text:style-name="Strong_20_Emphasis">Homework &amp; Assignment Management</text:span></text:p>
        </text:list-item>
        <text:list-item>
          <text:p text:style-name="P4"><text:span text:style-name="Strong_20_Emphasis">Parent-Teacher Communication</text:span></text:p>
        </text:list-item>
        <text:list-item>
          <text:p text:style-name="P4"><text:span text:style-name="Strong_20_Emphasis">Examination &amp; Results Management</text:span></text:p>
        </text:list-item>
        <text:list-item>
          <text:p text:style-name="P4"><text:span text:style-name="Strong_20_Emphasis">Fee Management</text:span></text:p>
        </text:list-item>
        <text:list-item>
          <text:p text:style-name="P3"><text:span text:style-name="Strong_20_Emphasis">Notifications and Alerts</text:span> (e.g., email, SMS)</text:p>
        </text:list-item>
      </text:list>
      <text:h text:style-name="Heading_20_4" text:outline-level="4">Create a Feature Roadmap</text:h>
      <text:p text:style-name="Text_20_body">Break down the project into phases and create a roadmap. Start with the <text:span text:style-name="Strong_20_Emphasis">MVP (Minimum Viable Product)</text:span>, focusing on essential features, and gradually expand.</text:p>
      <text:h text:style-name="Heading_20_3" text:outline-level="3">2. <text:span text:style-name="Strong_20_Emphasis">Database Design</text:span></text:h>
      <text:p text:style-name="Text_20_body">Design a robust database that will support your system's scalability and maintainability.</text:p>
      <text:h text:style-name="Heading_20_4" text:outline-level="4">Example of Entities for the School Management System:</text:h>
      <text:list xml:id="list580947429" text:style-name="L2">
        <text:list-item>
          <text:p text:style-name="P6"><text:span text:style-name="Strong_20_Emphasis">Users</text:span>: For managing different user roles (Students, Teachers, Admins, Parents).</text:p>
        </text:list-item>
        <text:list-item>
          <text:p text:style-name="P6"><text:span text:style-name="Strong_20_Emphasis">Classes</text:span>: To manage classes, sections, and subjects.</text:p>
        </text:list-item>
        <text:list-item>
          <text:p text:style-name="P6"><text:span text:style-name="Strong_20_Emphasis">Attendance</text:span>: Record and track student attendance.</text:p>
        </text:list-item>
        <text:list-item>
          <text:p text:style-name="P6"><text:span text:style-name="Strong_20_Emphasis">Exams</text:span>: Store exam schedules, results, and reports.</text:p>
        </text:list-item>
        <text:list-item>
          <text:p text:style-name="P5"><text:span text:style-name="Strong_20_Emphasis">Fees</text:span>: Handle fee structures, payments, and receipts.</text:p>
        </text:list-item>
      </text:list>
      <text:p text:style-name="Text_20_body">In MongoDB, you can design schemas using Mongoose (if using MERN) or directly use MongoDB collections. Example schemas might include:</text:p>
      <text:h text:style-name="Heading_20_4" text:outline-level="4">User Schema Example (MongoDB/Mongoose):</text:h>
      <text:p text:style-name="Preformatted_20_Text">javascript</text:p>
      <text:p text:style-name="Preformatted_20_Text">Copy code</text:p>
      <text:p text:style-name="P1"><text:span text:style-name="Source_20_Text">const mongoose = require('mongoose');</text:span></text:p>
      <text:p text:style-name="P1"/>
      <text:p text:style-name="P1"><text:span text:style-name="Source_20_Text">const userSchema = new mongoose.Schema({</text:span></text:p>
      <text:p text:style-name="P1"><text:span text:style-name="Source_20_Text"><text:s text:c="2"/>fullName: { type: String, required: true },</text:span></text:p>
      <text:p text:style-name="P1"><text:span text:style-name="Source_20_Text"><text:s text:c="2"/>email: { type: String, required: true, unique: true },</text:span></text:p>
      <text:p text:style-name="P1"><text:span text:style-name="Source_20_Text"><text:s text:c="2"/>password: { type: String, required: true },</text:span></text:p>
      <text:p text:style-name="P1"><text:span text:style-name="Source_20_Text"><text:s text:c="2"/>role: { type: String, enum: ['Student', 'Teacher', 'Admin'], required: true },</text:span></text:p>
      <text:p text:style-name="P1"><text:span text:style-name="Source_20_Text"><text:s text:c="2"/>class: { type: mongoose.Schema.Types.ObjectId, ref: 'Class' }, // For students</text:span></text:p>
      <text:p text:style-name="P1"><text:span text:style-name="Source_20_Text"><text:s text:c="2"/>dateOfBirth: { type: Date },</text:span></text:p>
      <text:p text:style-name="P1"><text:span text:style-name="Source_20_Text"><text:s text:c="2"/>contactInfo: {</text:span></text:p>
      <text:p text:style-name="P1"><text:span text:style-name="Source_20_Text"><text:s text:c="4"/>phone: String,</text:span></text:p>
      <text:p text:style-name="P1"><text:span text:style-name="Source_20_Text"><text:s text:c="4"/>address: String,</text:span></text:p>
      <text:p text:style-name="P1"><text:span text:style-name="Source_20_Text"><text:s text:c="2"/>},</text:span></text:p>
      <text:p text:style-name="P1"><text:span text:style-name="Source_20_Text"><text:s text:c="2"/>attendance: [{ date: Date, status: String }] // Attendance records</text:span></text:p>
      <text:p text:style-name="P1"><text:soft-page-break/><text:span text:style-name="Source_20_Text">}, { timestamps: true });</text:span></text:p>
      <text:p text:style-name="P1"/>
      <text:p text:style-name="P1"><text:span text:style-name="Source_20_Text">const User = mongoose.model('User', userSchema);</text:span></text:p>
      <text:p text:style-name="P2"><text:span text:style-name="Source_20_Text">module.exports = User;</text:span></text:p>
      <text:h text:style-name="Heading_20_3" text:outline-level="3">3. <text:span text:style-name="Strong_20_Emphasis">Project Structure (Backend &amp; Frontend)</text:span></text:h>
      <text:h text:style-name="Heading_20_4" text:outline-level="4">Backend Structure (Express)</text:h>
      <text:p text:style-name="Text_20_body">Organize the backend to ensure clean, maintainable code:</text:p>
      <text:list xml:id="list4128651876" text:style-name="L3">
        <text:list-item>
          <text:p text:style-name="P8"><text:span text:style-name="Source_20_Text">controllers/</text:span>: Business logic for each feature.</text:p>
        </text:list-item>
        <text:list-item>
          <text:p text:style-name="P8"><text:span text:style-name="Source_20_Text">routes/</text:span>: Endpoints for each resource.</text:p>
        </text:list-item>
        <text:list-item>
          <text:p text:style-name="P8"><text:span text:style-name="Source_20_Text">models/</text:span>: Mongoose models for MongoDB collections.</text:p>
        </text:list-item>
        <text:list-item>
          <text:p text:style-name="P8"><text:span text:style-name="Source_20_Text">middlewares/</text:span>: Reusable middleware like authentication, validation.</text:p>
        </text:list-item>
        <text:list-item>
          <text:p text:style-name="P7"><text:span text:style-name="Source_20_Text">config/</text:span>: Environment variables, database connection.</text:p>
        </text:list-item>
      </text:list>
      <text:p text:style-name="Text_20_body">Example structure:</text:p>
      <text:p text:style-name="Preformatted_20_Text">bash</text:p>
      <text:p text:style-name="Preformatted_20_Text">Copy code</text:p>
      <text:p text:style-name="P1"><text:span text:style-name="Source_20_Text">/server</text:span></text:p>
      <text:p text:style-name="P1"><text:span text:style-name="Source_20_Text"><text:s text:c="2"/>/controllers</text:span></text:p>
      <text:p text:style-name="P1"><text:span text:style-name="Source_20_Text"><text:s text:c="4"/>userController.js</text:span></text:p>
      <text:p text:style-name="P1"><text:span text:style-name="Source_20_Text"><text:s text:c="4"/>attendanceController.js</text:span></text:p>
      <text:p text:style-name="P1"><text:span text:style-name="Source_20_Text"><text:s text:c="2"/>/models</text:span></text:p>
      <text:p text:style-name="P1"><text:span text:style-name="Source_20_Text"><text:s text:c="4"/>userModel.js</text:span></text:p>
      <text:p text:style-name="P1"><text:span text:style-name="Source_20_Text"><text:s text:c="4"/>attendanceModel.js</text:span></text:p>
      <text:p text:style-name="P1"><text:span text:style-name="Source_20_Text"><text:s text:c="2"/>/routes</text:span></text:p>
      <text:p text:style-name="P1"><text:span text:style-name="Source_20_Text"><text:s text:c="4"/>userRoutes.js</text:span></text:p>
      <text:p text:style-name="P1"><text:span text:style-name="Source_20_Text"><text:s text:c="4"/>attendanceRoutes.js</text:span></text:p>
      <text:p text:style-name="P1"><text:span text:style-name="Source_20_Text"><text:s text:c="2"/>/middlewares</text:span></text:p>
      <text:p text:style-name="P1"><text:span text:style-name="Source_20_Text"><text:s text:c="4"/>authMiddleware.js</text:span></text:p>
      <text:p text:style-name="P1"><text:span text:style-name="Source_20_Text"><text:s text:c="2"/>/config</text:span></text:p>
      <text:p text:style-name="P1"><text:span text:style-name="Source_20_Text"><text:s text:c="4"/>db.js</text:span></text:p>
      <text:p text:style-name="P1"><text:span text:style-name="Source_20_Text"><text:s text:c="2"/>app.js</text:span></text:p>
      <text:p text:style-name="P2"><text:span text:style-name="Source_20_Text"><text:s text:c="2"/>index.js</text:span></text:p>
      <text:h text:style-name="Heading_20_4" text:outline-level="4">Frontend Structure (React)</text:h>
      <text:p text:style-name="Text_20_body">Organize the frontend for scalability:</text:p>
      <text:list xml:id="list3733516861" text:style-name="L4">
        <text:list-item>
          <text:p text:style-name="P10"><text:span text:style-name="Source_20_Text">components/</text:span>: Reusable UI components.</text:p>
        </text:list-item>
        <text:list-item>
          <text:p text:style-name="P10"><text:span text:style-name="Source_20_Text">pages/</text:span>: Views that correspond to different routes.</text:p>
        </text:list-item>
        <text:list-item>
          <text:p text:style-name="P10"><text:span text:style-name="Source_20_Text">context/</text:span>: For state management using React Context API.</text:p>
        </text:list-item>
        <text:list-item>
          <text:p text:style-name="P10"><text:span text:style-name="Source_20_Text">services/</text:span>: API service to interact with the backend.</text:p>
        </text:list-item>
        <text:list-item>
          <text:p text:style-name="P9"><text:span text:style-name="Source_20_Text">hooks/</text:span>: Custom React hooks for encapsulating logic.</text:p>
        </text:list-item>
      </text:list>
      <text:p text:style-name="Text_20_body">Example structure:</text:p>
      <text:p text:style-name="Preformatted_20_Text">bash</text:p>
      <text:p text:style-name="Preformatted_20_Text">Copy code</text:p>
      <text:p text:style-name="P1"><text:span text:style-name="Source_20_Text">/src</text:span></text:p>
      <text:p text:style-name="P1"><text:span text:style-name="Source_20_Text"><text:s text:c="2"/>/components</text:span></text:p>
      <text:p text:style-name="P1"><text:span text:style-name="Source_20_Text"><text:s text:c="4"/>Navbar.js</text:span></text:p>
      <text:p text:style-name="P1"><text:span text:style-name="Source_20_Text"><text:s text:c="4"/>AttendanceTable.js</text:span></text:p>
      <text:p text:style-name="P1"><text:span text:style-name="Source_20_Text"><text:s text:c="2"/>/pages</text:span></text:p>
      <text:p text:style-name="P1"><text:span text:style-name="Source_20_Text"><text:s text:c="4"/>Dashboard.js</text:span></text:p>
      <text:p text:style-name="P1"><text:soft-page-break/><text:span text:style-name="Source_20_Text"><text:s text:c="4"/>Login.js</text:span></text:p>
      <text:p text:style-name="P1"><text:span text:style-name="Source_20_Text"><text:s text:c="2"/>/context</text:span></text:p>
      <text:p text:style-name="P1"><text:span text:style-name="Source_20_Text"><text:s text:c="4"/>UserContext.js</text:span></text:p>
      <text:p text:style-name="P1"><text:span text:style-name="Source_20_Text"><text:s text:c="2"/>/services</text:span></text:p>
      <text:p text:style-name="P1"><text:span text:style-name="Source_20_Text"><text:s text:c="4"/>userService.js</text:span></text:p>
      <text:p text:style-name="P1"><text:span text:style-name="Source_20_Text"><text:s text:c="4"/>attendanceService.js</text:span></text:p>
      <text:p text:style-name="P2"><text:span text:style-name="Source_20_Text"><text:s text:c="2"/>App.js</text:span></text:p>
      <text:h text:style-name="Heading_20_3" text:outline-level="3">4. <text:span text:style-name="Strong_20_Emphasis">API Development</text:span></text:h>
      <text:p text:style-name="Text_20_body">Design your API endpoints with REST principles in mind. Examples:</text:p>
      <text:list xml:id="list2734689050" text:style-name="L5">
        <text:list-item>
          <text:p text:style-name="P12"><text:span text:style-name="Strong_20_Emphasis">POST /api/users/login</text:span>: User login.</text:p>
        </text:list-item>
        <text:list-item>
          <text:p text:style-name="P12"><text:span text:style-name="Strong_20_Emphasis">POST /api/students</text:span>: Create a new student.</text:p>
        </text:list-item>
        <text:list-item>
          <text:p text:style-name="P12"><text:span text:style-name="Strong_20_Emphasis">GET /api/students/</text:span></text:p>
          <text:p text:style-name="P12">: Get a student profile.</text:p>
        </text:list-item>
        <text:list-item>
          <text:p text:style-name="P12"><text:span text:style-name="Strong_20_Emphasis">PUT /api/students/</text:span></text:p>
          <text:p text:style-name="P12">: Update student information.</text:p>
        </text:list-item>
        <text:list-item>
          <text:p text:style-name="P12"><text:span text:style-name="Strong_20_Emphasis">POST /api/attendance</text:span>: Mark attendance.</text:p>
        </text:list-item>
        <text:list-item>
          <text:p text:style-name="P12"><text:span text:style-name="Strong_20_Emphasis">GET /api/classes/</text:span></text:p>
          <text:p text:style-name="P11"><text:span text:style-name="Strong_20_Emphasis">/attendance</text:span>: Get attendance for a class.</text:p>
        </text:list-item>
      </text:list>
      <text:p text:style-name="Text_20_body">Use tools like <text:span text:style-name="Strong_20_Emphasis">Postman</text:span> or <text:span text:style-name="Strong_20_Emphasis">Insomnia</text:span> to test APIs as you develop them.</text:p>
      <text:h text:style-name="Heading_20_3" text:outline-level="3">5. <text:span text:style-name="Strong_20_Emphasis">Authentication and Authorization</text:span></text:h>
      <text:p text:style-name="Text_20_body">Since you’re working on a school management system, you’ll need to manage multiple roles (Admins, Teachers, Students, Parents). Implement role-based access control (RBAC).</text:p>
      <text:list xml:id="list1938009187" text:style-name="L6">
        <text:list-item>
          <text:p text:style-name="P14"><text:span text:style-name="Strong_20_Emphasis">JWT (JSON Web Tokens)</text:span>: Use JWT for secure login and to protect routes.</text:p>
        </text:list-item>
        <text:list-item>
          <text:p text:style-name="P13"><text:span text:style-name="Strong_20_Emphasis">Role-Based Middleware</text:span>: Create middleware to restrict access based on user roles.</text:p>
        </text:list-item>
      </text:list>
      <text:h text:style-name="Heading_20_4" text:outline-level="4">Example Middleware:</text:h>
      <text:p text:style-name="Preformatted_20_Text">javascript</text:p>
      <text:p text:style-name="Preformatted_20_Text">Copy code</text:p>
      <text:p text:style-name="P1"><text:span text:style-name="Source_20_Text">const authorizeRoles = (...roles) =&gt; {</text:span></text:p>
      <text:p text:style-name="P1"><text:span text:style-name="Source_20_Text"><text:s text:c="2"/>return (req, res, next) =&gt; {</text:span></text:p>
      <text:p text:style-name="P1"><text:span text:style-name="Source_20_Text"><text:s text:c="4"/>if (!roles.includes(req.user.role)) {</text:span></text:p>
      <text:p text:style-name="P1"><text:span text:style-name="Source_20_Text"><text:s text:c="6"/>return res.status(403).json({ message: "Access Denied" });</text:span></text:p>
      <text:p text:style-name="P1"><text:span text:style-name="Source_20_Text"><text:s text:c="4"/>}</text:span></text:p>
      <text:p text:style-name="P1"><text:span text:style-name="Source_20_Text"><text:s text:c="4"/>next();</text:span></text:p>
      <text:p text:style-name="P1"><text:span text:style-name="Source_20_Text"><text:s text:c="2"/>};</text:span></text:p>
      <text:p text:style-name="P1"><text:span text:style-name="Source_20_Text">};</text:span></text:p>
      <text:p text:style-name="P1"/>
      <text:p text:style-name="P1"><text:span text:style-name="Source_20_Text">// Use this middleware on routes</text:span></text:p>
      <text:p text:style-name="P2"><text:span text:style-name="Source_20_Text">app.get('/api/admins', authorizeRoles('Admin'), adminController.getAdmins);</text:span></text:p>
      <text:h text:style-name="Heading_20_3" text:outline-level="3">6. <text:span text:style-name="Strong_20_Emphasis">State Management (Frontend)</text:span></text:h>
      <text:p text:style-name="Text_20_body">If your application grows, you’ll need a robust state management solution. You can start with the <text:span text:style-name="Strong_20_Emphasis">React Context API</text:span>, and as your app scales, consider using <text:span text:style-name="Strong_20_Emphasis">Redux</text:span> for state management.</text:p>
      <text:h text:style-name="Heading_20_4" text:outline-level="4">Example of using Context API for user authentication:</text:h>
      <text:p text:style-name="Preformatted_20_Text">javascript</text:p>
      <text:p text:style-name="Preformatted_20_Text">Copy code</text:p>
      <text:p text:style-name="P1"><text:soft-page-break/><text:span text:style-name="Source_20_Text">// context/UserContext.js</text:span></text:p>
      <text:p text:style-name="P1"><text:span text:style-name="Source_20_Text">import { createContext, useState } from 'react';</text:span></text:p>
      <text:p text:style-name="P1"/>
      <text:p text:style-name="P1"><text:span text:style-name="Source_20_Text">export const UserContext = createContext();</text:span></text:p>
      <text:p text:style-name="P1"/>
      <text:p text:style-name="P1"><text:span text:style-name="Source_20_Text">export const UserProvider = ({ children }) =&gt; {</text:span></text:p>
      <text:p text:style-name="P1"><text:span text:style-name="Source_20_Text"><text:s text:c="2"/>const [user, setUser] = useState(null);</text:span></text:p>
      <text:p text:style-name="P1"/>
      <text:p text:style-name="P1"><text:span text:style-name="Source_20_Text"><text:s text:c="2"/>return (</text:span></text:p>
      <text:p text:style-name="P1"><text:span text:style-name="Source_20_Text"><text:s text:c="4"/>&lt;UserContext.Provider value={{ user, setUser }}&gt;</text:span></text:p>
      <text:p text:style-name="P1"><text:span text:style-name="Source_20_Text"><text:s text:c="6"/>{children}</text:span></text:p>
      <text:p text:style-name="P1"><text:span text:style-name="Source_20_Text"><text:s text:c="4"/>&lt;/UserContext.Provider&gt;</text:span></text:p>
      <text:p text:style-name="P1"><text:span text:style-name="Source_20_Text"><text:s text:c="2"/>);</text:span></text:p>
      <text:p text:style-name="P2"><text:span text:style-name="Source_20_Text">};</text:span></text:p>
      <text:h text:style-name="Heading_20_3" text:outline-level="3">7. <text:span text:style-name="Strong_20_Emphasis">Testing &amp; Validation</text:span></text:h>
      <text:list xml:id="list205254272" text:style-name="L7">
        <text:list-item>
          <text:p text:style-name="P16"><text:span text:style-name="Strong_20_Emphasis">Unit Testing</text:span>: Write unit tests for components and API routes. Use Jest and Supertest for backend testing.</text:p>
        </text:list-item>
        <text:list-item>
          <text:p text:style-name="P15"><text:span text:style-name="Strong_20_Emphasis">Validation</text:span>: Use libraries like <text:span text:style-name="Source_20_Text">Joi</text:span> or <text:span text:style-name="Source_20_Text">express-validator</text:span> to validate incoming data in API requests.</text:p>
        </text:list-item>
      </text:list>
      <text:h text:style-name="Heading_20_4" text:outline-level="4">Example Validation:</text:h>
      <text:p text:style-name="Preformatted_20_Text">javascript</text:p>
      <text:p text:style-name="Preformatted_20_Text">Copy code</text:p>
      <text:p text:style-name="P1"><text:span text:style-name="Source_20_Text">import { check, validationResult } from 'express-validator';</text:span></text:p>
      <text:p text:style-name="P1"/>
      <text:p text:style-name="P1"><text:span text:style-name="Source_20_Text">app.post('/api/users', [</text:span></text:p>
      <text:p text:style-name="P1"><text:span text:style-name="Source_20_Text"><text:s text:c="2"/>check('email', 'Email is required').isEmail(),</text:span></text:p>
      <text:p text:style-name="P1"><text:span text:style-name="Source_20_Text"><text:s text:c="2"/>check('password', 'Password must be 6 or more characters').isLength({ min: 6 })</text:span></text:p>
      <text:p text:style-name="P1"><text:span text:style-name="Source_20_Text">], (req, res) =&gt; {</text:span></text:p>
      <text:p text:style-name="P1"><text:span text:style-name="Source_20_Text"><text:s text:c="2"/>const errors = validationResult(req);</text:span></text:p>
      <text:p text:style-name="P1"><text:span text:style-name="Source_20_Text"><text:s text:c="2"/>if (!errors.isEmpty()) {</text:span></text:p>
      <text:p text:style-name="P1"><text:span text:style-name="Source_20_Text"><text:s text:c="4"/>return res.status(400).json({ errors: errors.array() });</text:span></text:p>
      <text:p text:style-name="P1"><text:span text:style-name="Source_20_Text"><text:s text:c="2"/>}</text:span></text:p>
      <text:p text:style-name="P1"><text:span text:style-name="Source_20_Text"><text:s text:c="2"/>// Continue with user creation</text:span></text:p>
      <text:p text:style-name="P2"><text:span text:style-name="Source_20_Text">});</text:span></text:p>
      <text:h text:style-name="Heading_20_3" text:outline-level="3">8. <text:span text:style-name="Strong_20_Emphasis">Deployment</text:span></text:h>
      <text:p text:style-name="Text_20_body">When ready to deploy:</text:p>
      <text:list xml:id="list3370283452" text:style-name="L8">
        <text:list-item>
          <text:p text:style-name="P18"><text:span text:style-name="Strong_20_Emphasis">Backend</text:span>: Use platforms like <text:span text:style-name="Strong_20_Emphasis">Heroku</text:span>, <text:span text:style-name="Strong_20_Emphasis">Vercel</text:span>, or <text:span text:style-name="Strong_20_Emphasis">DigitalOcean</text:span> for deployment.</text:p>
        </text:list-item>
        <text:list-item>
          <text:p text:style-name="P18"><text:span text:style-name="Strong_20_Emphasis">Frontend</text:span>: You can deploy the React app on <text:span text:style-name="Strong_20_Emphasis">Vercel</text:span>, <text:span text:style-name="Strong_20_Emphasis">Netlify</text:span>, or even serve it through the backend (Node.js).</text:p>
        </text:list-item>
        <text:list-item>
          <text:p text:style-name="P17"><text:span text:style-name="Strong_20_Emphasis">Database</text:span>: Use <text:span text:style-name="Strong_20_Emphasis">MongoDB Atlas</text:span> for cloud-hosted MongoDB databases.</text:p>
        </text:list-item>
      </text:list>
      <text:h text:style-name="Heading_20_3" text:outline-level="3">9. <text:span text:style-name="Strong_20_Emphasis">Continuous Integration/Continuous Deployment (CI/CD)</text:span></text:h>
      <text:p text:style-name="Text_20_body">Set up CI/CD pipelines to automate testing and deployment:</text:p>
      <text:list xml:id="list2590060222" text:style-name="L9">
        <text:list-item>
          <text:p text:style-name="P19">Use <text:span text:style-name="Strong_20_Emphasis">GitHub Actions</text:span>, <text:span text:style-name="Strong_20_Emphasis">Travis CI</text:span>, or <text:span text:style-name="Strong_20_Emphasis">Jenkins</text:span> to automate the process.</text:p>
        </text:list-item>
      </text:list>
      <text:p text:style-name="Standard"/>
      <text:p text:style-name="Standard"/>
      <text:p text:style-name="Standard"/>
      <text:h text:style-name="Heading_20_3" text:outline-level="3"><text:soft-page-break/>Prioritized Implementation Roadmap:</text:h>
      <text:list xml:id="list3989618279" text:style-name="L10">
        <text:list-item>
          <text:p text:style-name="P20"><text:span text:style-name="Strong_20_Emphasis">Phase 1</text:span>:</text:p>
          <text:list>
            <text:list-item>
              <text:p text:style-name="P21"><text:span text:style-name="Strong_20_Emphasis">User Authentication</text:span></text:p>
            </text:list-item>
            <text:list-item>
              <text:p text:style-name="P21"><text:span text:style-name="Strong_20_Emphasis">Student Information System</text:span></text:p>
            </text:list-item>
            <text:list-item>
              <text:p text:style-name="P21"><text:span text:style-name="Strong_20_Emphasis">Attendance Management</text:span></text:p>
            </text:list-item>
          </text:list>
        </text:list-item>
        <text:list-item>
          <text:p text:style-name="P20"><text:span text:style-name="Strong_20_Emphasis">Phase 2</text:span>:</text:p>
          <text:list>
            <text:list-item>
              <text:p text:style-name="P21"><text:span text:style-name="Strong_20_Emphasis">Examination &amp; Results Management</text:span></text:p>
            </text:list-item>
            <text:list-item>
              <text:p text:style-name="P21"><text:span text:style-name="Strong_20_Emphasis">Class Scheduling</text:span></text:p>
            </text:list-item>
            <text:list-item>
              <text:p text:style-name="P21"><text:span text:style-name="Strong_20_Emphasis">Fee Management</text:span></text:p>
            </text:list-item>
          </text:list>
        </text:list-item>
        <text:list-item>
          <text:p text:style-name="P20"><text:span text:style-name="Strong_20_Emphasis">Phase 3</text:span>:</text:p>
          <text:list>
            <text:list-item>
              <text:p text:style-name="P21"><text:span text:style-name="Strong_20_Emphasis">Homework &amp; Assignment Management</text:span></text:p>
            </text:list-item>
            <text:list-item>
              <text:p text:style-name="P21"><text:span text:style-name="Strong_20_Emphasis">Parent-Teacher Communication</text:span></text:p>
            </text:list-item>
            <text:list-item>
              <text:p text:style-name="P20"><text:span text:style-name="Strong_20_Emphasis">Notifications and Alerts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6:00:31.109443606</meta:creation-date>
    <dc:date>2024-10-15T06:10:21.057078103</dc:date>
    <meta:editing-duration>PT1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75" meta:word-count="862" meta:character-count="6200" meta:non-whitespace-character-count="5398"/>
  </office:meta>
</office:document-meta>
</file>